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C6D9BDF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draw:auto-grow-height="true" fo:min-height="9.4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7.102cm" svg:x="0cm" svg:y="4.789cm" presentation:class="title" presentation:user-transformed="true">
          <draw:text-box>
            <text:p text:style-name="P1">Document<text:line-break/>Version Control<text:line-break/></text:p>
          </draw:text-box>
        </draw:frame>
        <draw:frame presentation:style-name="pr2" draw:text-style-name="P4" draw:layer="layout" svg:width="15.981cm" svg:height="1.479cm" svg:x="6.35cm" svg:y="15.382cm" presentation:class="title" presentation:user-transformed="true">
          <draw:text-box>
            <text:p text:style-name="P3"><text:span text:style-name="T1">Tom Browd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1" draw:layer="layout" svg:width="22.225cm" svg:height="12.941cm" svg:x="3.81cm" svg:y="5.715cm" presentation:class="outline" presentation:user-transformed="true">
          <draw:text-box>
            <text:list text:style-name="L2">
              <text:list-item>
                <text:p text:style-name="P1"><text:span text:style-name="T3">Version control of documents has long been useful to programmers and enterprise business users but may not be very well known among more casual users.</text:span></text:p>
              </text:list-item>
              <text:list-item>
                <text:p text:style-name="P1"><text:span text:style-name="T3">Free, cross-platform version control systems (VCSs) are available and highly recommended to help protect your data and track changes. [Note that other commonly used terms mean essentially the same thing, e.g., SCM (source control management).]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What is version control?</text:span></text:p>
          </draw:text-box>
        </draw:frame>
        <draw:frame presentation:style-name="pr5" draw:text-style-name="P1" draw:layer="layout" svg:width="22.225cm" svg:height="12.941cm" svg:x="3.81cm" svg:y="6.072cm" presentation:class="outline" presentation:user-transformed="true">
          <draw:text-box>
            <text:list text:style-name="L2">
              <text:list-item>
                <text:p text:style-name="P1"><text:span text:style-name="T3">Version control systems typically use a special file system (a repository) to keep track of changes to files including times of commits, differences from the previous commits, user making the commit, and a commit message.</text:span></text:p>
              </text:list-item>
              <text:list-item>
                <text:p text:style-name="P1"><text:span text:style-name="T3">The VCS can be used to roll a document back to any previously committed version, or compare differences between any two versions, or look at commit messages for any version.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Limitations of version control</text:span></text:p>
          </draw:text-box>
        </draw:frame>
        <draw:frame presentation:style-name="pr5" draw:text-style-name="P1" draw:layer="layout" svg:width="22.225cm" svg:height="11.747cm" svg:x="3.81cm" svg:y="6.372cm" presentation:class="outline" presentation:user-transformed="true">
          <draw:text-box>
            <text:list text:style-name="L2">
              <text:list-item>
                <text:p text:style-name="P1"><text:span text:style-name="T3">Version control systems cannot generally provide meaningful differences between different versions on non-text documents (e.g., MS Word documents or other binary files).</text:span></text:p>
              </text:list-item>
              <text:list-item>
                <text:p text:style-name="P1"><text:span text:style-name="T3">VCS file systems need special backup procedures to back up its repositories to ensure accurate replication of commits.</text:span></text:p>
              </text:list-item>
              <text:list-item>
                <text:p text:style-name="P1"><text:span text:style-name="T3">Some VCS systems cannot handle binary files efficiently so much disk space is wasted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</text:span></text:p>
          </draw:text-box>
        </draw:frame>
        <draw:frame presentation:style-name="pr5" draw:text-style-name="P1" draw:layer="layout" svg:width="22.225cm" svg:height="10.953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re are two general types of VCS: (1) centralized repository and (2) distributed repositories. <text:s/>There are pros and cons of each, but distributed VCSs seem to be a bit more popular at the moment.</text:span></text:p>
              </text:list-item>
              <text:list-item>
                <text:p text:style-name="P1"><text:span text:style-name="T3">Examples of centralized repository VCSs:</text:span></text:p>
                <text:list>
                  <text:list-item>
                    <text:p><text:span text:style-name="T3">Subversion</text:span><text:span text:style-name="T3"><text:tab/></text:span><text:span text:style-name="T3">&lt;</text:span><text:span text:style-name="T3"><text:a xlink:href="http://subversion.apache.org/">http://subversion.apache.org/</text:a></text:span><text:span text:style-name="T3">&gt;</text:span></text:p>
                  </text:list-item>
                  <text:list-item>
                    <text:p><text:span text:style-name="T3">CVS (generally not much used or recommended n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Examples of distributed repository VCSs:</text:span></text:p>
                <text:list>
                  <text:list-item>
                    <text:p><text:span text:style-name="T3">Git</text:span><text:span text:style-name="T3"><text:tab/></text:span><text:span text:style-name="T3"><text:tab/></text:span><text:span text:style-name="T3"><text:tab/></text:span><text:span text:style-name="T3">&lt;</text:span><text:span text:style-name="T3"><text:a xlink:href="http://git-scm.com/">http://git-scm.com/</text:a></text:span><text:span text:style-name="T3">&gt;</text:span></text:p>
                  </text:list-item>
                  <text:list-item>
                    <text:p><text:span text:style-name="T3">Mercurial</text:span><text:span text:style-name="T3"><text:tab/></text:span><text:span text:style-name="T3">&lt;</text:span><text:span text:style-name="T3"><text:a xlink:href="https://mercurial.selenic.com/">https://mercurial.selenic.com/</text:a></text:span><text:span text:style-name="T3">&gt;</text:span></text:p>
                  </text:list-item>
                  <text:list-item>
                    <text:p><text:span text:style-name="T3">Bazaar </text:span><text:span text:style-name="T3"><text:tab/></text:span><text:span text:style-name="T3"><text:tab/></text:span><text:span text:style-name="T3">&lt;</text:span><text:span text:style-name="T3"><text:a xlink:href="http://bazaar.canonical.com/">http://bazaar.canonical.com/</text:a></text:span><text:span text:style-name="T3">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 (cont. 2)</text:span></text:p>
          </draw:text-box>
        </draw:frame>
        <draw:frame presentation:style-name="pr5" draw:text-style-name="P1" draw:layer="layout" svg:width="22.225cm" svg:height="12.147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reatment of binary files (xdiff): <text:s/>A few VCSs use binary differences to reduce a binary file's space in the file system. <text:s/>'xdiff' is one such program used by a VCS to help accomplish that. <text:s/>However, in general, it is best to avoid using VCSs to store large binary files.</text:span></text:p>
              </text:list-item>
              <text:list-item>
                <text:p text:style-name="P1"><text:span text:style-name="T3">Examples of binary-differencing VCSs:</text:span></text:p>
                <text:list>
                  <text:list-item>
                    <text:p><text:span text:style-name="T3">Subversion</text:span></text:p>
                  </text:list-item>
                  <text:list-item>
                    <text:p><text:span text:style-name="T3">Baza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VCS GUIs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re are several GUIs (graphical user interfaces) (both free and commercial) for VCSs. <text:s/>Two I recommend are SmartGit and Smart SVN. <text:s/>Both are free for non-commercial use but inexpensive single-user licenses are available. <text:s text:c="2"/>Both are cross-platform and both have single-use licenses that permit the user to use multiple computers under his contro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VCS GUIs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 web sites for the two recommended GUIs are:</text:span></text:p>
                <text:list>
                  <text:list-header>
                    <text:p><text:span text:style-name="T3">SmartGit</text:span></text:p>
                    <text:p><text:span text:style-name="T3"><text:tab/></text:span><text:span text:style-name="T3">&lt;</text:span><text:span text:style-name="T3"><text:a xlink:href="http://www.syntevo.com/smartgit/">http://www.syntevo.com/smartgit/</text:a></text:span><text:span text:style-name="T3">&gt;</text:span></text:p>
                    <text:p><text:span text:style-name="T3">SmartSVN</text:span></text:p>
                    <text:list>
                      <text:list-header>
                        <text:p><text:span text:style-name="T3">&lt;</text:span><text:span text:style-name="T3"><text:a xlink:href="http://www.smartsvn.com/">http://www.smartsvn.com/</text:a></text:span><text:span text:style-name="T3">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Popular free VCS repository sites</text:span></text:p>
          </draw:text-box>
        </draw:frame>
        <draw:frame presentation:style-name="pr5" draw:text-style-name="P1" draw:layer="layout" svg:width="22.225cm" svg:height="9.465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Sourceforge (Subversion, Git, Mercurial)</text:span></text:p>
                <text:list>
                  <text:list-header>
                    <text:p><text:span text:style-name="T3">&lt;</text:span><text:span text:style-name="T3"><text:a xlink:href="http://sourceforge.net/">http://sourceforge.net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Github (Git)</text:span></text:p>
                <text:list>
                  <text:list-header>
                    <text:p><text:span text:style-name="T3">&lt;</text:span><text:span text:style-name="T3"><text:a xlink:href="https://github.com/">https://github.com/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Bitbucket (Git, Mercurial)</text:span></text:p>
                <text:list>
                  <text:list-header>
                    <text:p><text:span text:style-name="T3">&lt;</text:span><text:span text:style-name="T3"><text:a xlink:href="https://bitbucket.org/">https://bitbucket.org/</text:a></text:span><text:span text:style-name="T3">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4.209cm" svg:x="2.056cm" svg:y="1.393cm" presentation:class="title" presentation:user-transformed="true">
          <draw:text-box>
            <text:p text:style-name="P1"><text:span text:style-name="T2">Popular free VCS repository sites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Gitlab (Git)</text:span></text:p>
                <text:list>
                  <text:list-header>
                    <text:p><text:span text:style-name="T3">&lt;</text:span><text:span text:style-name="T3"><text:a xlink:href="https://gitlab.com/">https://gitlab.com/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Launchpad <text:s/>(Bazaar)</text:span></text:p>
                <text:list>
                  <text:list-header>
                    <text:p><text:span text:style-name="T3">&lt;</text:span><text:span text:style-name="T3"><text:a xlink:href="https://launchpad.net/">https://launchpad.net/</text:a></text:span><text:span text:style-name="T3">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Sites with free private repos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Bitbucket (Git)</text:span></text:p>
              </text:list-item>
              <text:list-item>
                <text:p text:style-name="P1"><text:span text:style-name="T3">Gitlab (Git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0.143cm" presentation:class="title" presentation:user-transformed="true">
          <draw:text-box>
            <text:p text:style-name="P1"><text:span text:style-name="T2">Some terminology</text:span></text:p>
          </draw:text-box>
        </draw:frame>
        <draw:frame presentation:style-name="pr5" draw:text-style-name="P1" draw:layer="layout" svg:width="22.225cm" svg:height="14.347cm" svg:x="3.81cm" svg:y="4.772cm" presentation:class="outline" presentation:user-transformed="true">
          <draw:text-box>
            <text:list text:style-name="L2">
              <text:list-item>
                <text:p text:style-name="P1"><text:span text:style-name="T3">repository ('repo' for short)</text:span></text:p>
                <text:list>
                  <text:list-header>
                    <text:p><text:span text:style-name="T3">storage location for the VCS, may be local or</text:span></text:p>
                    <text:p><text:span text:style-name="T3">distributed or both</text:span></text:p>
                  </text:list-header>
                </text:list>
              </text:list-item>
              <text:list-item>
                <text:p text:style-name="P1"><text:span text:style-name="T3">check in</text:span></text:p>
                <text:list>
                  <text:list-header>
                    <text:p><text:span text:style-name="T3">add a changed document to the VCS repo</text:span></text:p>
                  </text:list-header>
                </text:list>
              </text:list-item>
              <text:list-item>
                <text:p text:style-name="P1"><text:span text:style-name="T3">check out</text:span></text:p>
                <text:list>
                  <text:list-header>
                    <text:p><text:span text:style-name="T3">update a local copy from the remote repo</text:span></text:p>
                  </text:list-header>
                </text:list>
              </text:list-item>
              <text:list-item>
                <text:p text:style-name="P1"><text:span text:style-name="T3">commit</text:span></text:p>
                <text:list>
                  <text:list-header>
                    <text:p><text:span text:style-name="T3">add changes to a rep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0.143cm" presentation:class="title" presentation:user-transformed="true">
          <draw:text-box>
            <text:p text:style-name="P1"><text:span text:style-name="T2">Some terminology (cont.)</text:span></text:p>
          </draw:text-box>
        </draw:frame>
        <draw:frame presentation:style-name="pr5" draw:text-style-name="P1" draw:layer="layout" svg:width="22.225cm" svg:height="12.753cm" svg:x="3.81cm" svg:y="4.772cm" presentation:class="outline" presentation:user-transformed="true">
          <draw:text-box>
            <text:list text:style-name="L2">
              <text:list-item>
                <text:p text:style-name="P1"><text:span text:style-name="T3">merge</text:span></text:p>
                <text:list>
                  <text:list-header>
                    <text:p><text:span text:style-name="T3">update one repo from another</text:span></text:p>
                  </text:list-header>
                </text:list>
              </text:list-item>
              <text:list-item>
                <text:p text:style-name="P1"><text:span text:style-name="T3">pull</text:span></text:p>
                <text:list>
                  <text:list-header>
                    <text:p><text:span text:style-name="T3">update local repo from another</text:span></text:p>
                  </text:list-header>
                </text:list>
              </text:list-item>
              <text:list-item>
                <text:p text:style-name="P1"><text:span text:style-name="T3">push</text:span></text:p>
                <text:list>
                  <text:list-header>
                    <text:p><text:span text:style-name="T3">update another repo from a local one</text:span></text:p>
                  </text:list-header>
                </text:list>
              </text:list-item>
              <text:list-item>
                <text:p text:style-name="P1"><text:span text:style-name="T3">update</text:span></text:p>
                <text:list>
                  <text:list-header>
                    <text:p><text:span text:style-name="T3">apply changes from a central rep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19.457cm" svg:height="3.508cm" svg:x="4.128cm" svg:y="8.202cm" presentation:class="title" presentation:user-transformed="true">
          <draw:text-box>
            <text:p text:style-name="P1"><text:span text:style-name="T2">Demonstration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0.843cm" presentation:class="title" presentation:user-transformed="true">
          <draw:text-box>
            <text:p text:style-name="P1"><text:span text:style-name="T2">Summary</text:span></text:p>
          </draw:text-box>
        </draw:frame>
        <draw:frame presentation:style-name="pr5" draw:text-style-name="P1" draw:layer="layout" svg:width="22.225cm" svg:height="10.859cm" svg:x="3.81cm" svg:y="5.08cm" presentation:class="outline" presentation:user-transformed="true">
          <draw:text-box>
            <text:list text:style-name="L2">
              <text:list-item>
                <text:p text:style-name="P1"><text:span text:style-name="T3">Two general types of VCS: centralized and distributed</text:span></text:p>
              </text:list-item>
              <text:list-item>
                <text:p text:style-name="P1"><text:span text:style-name="T3">Use VCS to track changes in documents</text:span></text:p>
              </text:list-item>
              <text:list-item>
                <text:p text:style-name="P1"><text:span text:style-name="T3">Use VCS for backups</text:span></text:p>
              </text:list-item>
              <text:list-item>
                <text:p text:style-name="P1"><text:span text:style-name="T3">Popular VCSs are cross-platform</text:span></text:p>
              </text:list-item>
              <text:list-item>
                <text:p text:style-name="P1"><text:span text:style-name="T3">Free GUIs are available for popular VCSs</text:span></text:p>
              </text:list-item>
              <text:list-item>
                <text:p text:style-name="P1"><text:span text:style-name="T3">Start using VCS soon, a VCS can save your job!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solid" draw:fill-color="#99ccff" draw:fill-gradient-name="Linear_20_blue_2f_white" draw:gradient-step-count="0" draw:fill-image-width="0cm" draw:fill-image-height="0cm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prs-fedora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draw:frame presentation:style-name="Mpr2" draw:text-style-name="MP3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efault</dc:title>
    <meta:initial-creator>Tom Browder</meta:initial-creator>
    <meta:creation-date>2009-03-17T17:46:44</meta:creation-date>
    <dc:creator>Tom Browder</dc:creator>
    <dc:date>2015-07-06T07:17:09</dc:date>
    <meta:editing-cycles>87</meta:editing-cycles>
    <meta:editing-duration>P2DT1H52M5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